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ngraph.ops</text:p>
      <text:p text:style-name="Text_20_body">ngraph.ops</text:p>
      <text:p text:style-name="Text_20_body"><text:span text:style-name="T1">Functions</text:span></text:p>
      <text:p text:style-name="Text_20_body">absolute acos add argmax argmin asin atan avg_pool batch_norm broadcast broadcast_to ceiling clamp concat constant convert convolution convolution_backprop_data cos cosh depth_to_space dequantize divide dot elu equal exp fake_quantize floor gelu gemm get_output_element greater greater_eq grn group_convolution hard_sigmoid less less_eq log logical_and logical_not logical_or lrn max max_pool maximum min minimum multiply mvn negative not_equal one_hot pad parameter power prelu prod quantize quantized_convolution quantized_dot relu replace_slice reshape reverse rnn_cell scale_shift select shuffle_channels sign sin sinh slice softmax space_to_depth sqrt squared_difference squeeze subtract sum tan tanh topk unsqueez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graph.ops</dc:title>
  </office:meta>
</office:document-meta>
</file>